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5aef4" officeooo:paragraph-rsid="0015aef4"/>
    </style:style>
    <style:style style:name="P2" style:family="paragraph" style:parent-style-name="Standard">
      <style:paragraph-properties fo:text-align="start" style:justify-single-word="false"/>
      <style:text-properties officeooo:rsid="0015aef4" officeooo:paragraph-rsid="0015aef4"/>
    </style:style>
    <style:style style:name="P3" style:family="paragraph" style:parent-style-name="Standard">
      <style:paragraph-properties fo:text-align="justify" style:justify-single-word="false"/>
      <style:text-properties officeooo:rsid="0015aef4" officeooo:paragraph-rsid="0015aef4"/>
    </style:style>
    <style:style style:name="P4" style:family="paragraph" style:parent-style-name="Standard">
      <style:paragraph-properties fo:text-align="start" style:justify-single-word="false"/>
      <style:text-properties fo:font-weight="bold" officeooo:rsid="00168538" officeooo:paragraph-rsid="00168538" style:font-weight-asian="bold" style:font-weight-complex="bold"/>
    </style:style>
    <style:style style:name="P5" style:family="paragraph" style:parent-style-name="Standard">
      <style:paragraph-properties fo:text-align="center" style:justify-single-word="false"/>
      <style:text-properties fo:font-weight="bold" officeooo:rsid="0015aef4" officeooo:paragraph-rsid="0015aef4" style:font-weight-asian="bold" style:font-weight-complex="bold"/>
    </style:style>
    <style:style style:name="P6" style:family="paragraph" style:parent-style-name="Standard">
      <style:paragraph-properties fo:text-align="start" style:justify-single-word="false"/>
      <style:text-properties officeooo:rsid="00168538" officeooo:paragraph-rsid="00168538"/>
    </style:style>
    <style:style style:name="P7" style:family="paragraph" style:parent-style-name="Standard">
      <style:paragraph-properties fo:text-align="justify" style:justify-single-word="false"/>
      <style:text-properties officeooo:rsid="00168538" officeooo:paragraph-rsid="00168538"/>
    </style:style>
    <style:style style:name="P8" style:family="paragraph" style:parent-style-name="Standard">
      <style:paragraph-properties fo:text-align="center" style:justify-single-word="false" style:writing-mode="lr-tb"/>
      <style:text-properties style:text-underline-style="none" fo:font-weight="normal" officeooo:rsid="00168538" officeooo:paragraph-rsid="00168538" style:font-weight-asian="normal" style:font-weight-complex="normal"/>
    </style:style>
    <style:style style:name="P9" style:family="paragraph" style:parent-style-name="Table_20_Contents">
      <style:paragraph-properties fo:text-align="center" style:justify-single-word="false"/>
      <style:text-properties officeooo:rsid="0015aef4" officeooo:paragraph-rsid="0015aef4"/>
    </style:style>
    <style:style style:name="P10" style:family="paragraph" style:parent-style-name="Standard">
      <style:paragraph-properties fo:text-align="center" style:justify-single-word="false" style:writing-mode="lr-tb"/>
      <style:text-properties style:text-underline-style="none" fo:font-weight="normal" officeooo:rsid="0019287f" officeooo:paragraph-rsid="0019287f" style:font-weight-asian="normal" style:font-weight-complex="normal"/>
    </style:style>
    <style:style style:name="P11" style:family="paragraph" style:parent-style-name="Standard">
      <style:paragraph-properties fo:text-align="justify" style:justify-single-word="false" style:writing-mode="lr-tb"/>
      <style:text-properties style:text-underline-style="none" fo:font-weight="normal" officeooo:rsid="0019287f" officeooo:paragraph-rsid="0019287f" style:font-weight-asian="normal" style:font-weight-complex="normal"/>
    </style:style>
    <style:style style:name="P12" style:family="paragraph" style:parent-style-name="Standard">
      <style:paragraph-properties fo:text-align="start" style:justify-single-word="false" style:writing-mode="lr-tb"/>
      <style:text-properties style:text-underline-style="none" fo:font-weight="normal" officeooo:rsid="0019287f" officeooo:paragraph-rsid="0019287f" style:font-weight-asian="normal" style:font-weight-complex="normal"/>
    </style:style>
    <style:style style:name="P13" style:family="paragraph" style:parent-style-name="Standard">
      <style:paragraph-properties fo:text-align="center" style:justify-single-word="false" style:writing-mode="lr-tb"/>
      <style:text-properties style:text-underline-style="none" fo:font-weight="normal" officeooo:rsid="00168538" officeooo:paragraph-rsid="00168538" style:font-weight-asian="normal" style:font-weight-complex="normal"/>
    </style:style>
    <style:style style:name="P14" style:family="paragraph" style:parent-style-name="Standard">
      <style:paragraph-properties fo:text-align="justify" style:justify-single-word="false" style:writing-mode="lr-tb"/>
      <style:text-properties style:text-underline-style="none" fo:font-weight="normal" officeooo:rsid="0019d489" officeooo:paragraph-rsid="0019d489" style:font-weight-asian="normal" style:font-weight-complex="normal"/>
    </style:style>
    <style:style style:name="P15" style:family="paragraph" style:parent-style-name="Standard">
      <style:paragraph-properties fo:text-align="start" style:justify-single-word="false" style:writing-mode="lr-tb"/>
      <style:text-properties style:text-underline-style="none" fo:font-weight="normal" officeooo:rsid="0019d489" officeooo:paragraph-rsid="0019d489" style:font-weight-asian="normal" style:font-weight-complex="normal"/>
    </style:style>
    <style:style style:name="P16" style:family="paragraph" style:parent-style-name="Standard">
      <style:paragraph-properties fo:text-align="center" style:justify-single-word="false" style:writing-mode="lr-tb"/>
      <style:text-properties style:text-underline-style="none" fo:font-weight="bold" officeooo:rsid="0019287f" officeooo:paragraph-rsid="0019287f" style:font-weight-asian="bold" style:font-weight-complex="bold"/>
    </style:style>
    <style:style style:name="P17" style:family="paragraph" style:parent-style-name="Standard">
      <style:paragraph-properties fo:text-align="center" style:justify-single-word="false"/>
      <style:text-properties officeooo:rsid="0015aef4" officeooo:paragraph-rsid="0015aef4"/>
    </style:style>
    <style:style style:name="P18" style:family="paragraph" style:parent-style-name="Standard">
      <style:paragraph-properties fo:text-align="justify" style:justify-single-word="false"/>
      <style:text-properties officeooo:rsid="0015aef4" officeooo:paragraph-rsid="0015aef4"/>
    </style:style>
    <style:style style:name="P19" style:family="paragraph" style:parent-style-name="Standard">
      <style:paragraph-properties fo:text-align="start" style:justify-single-word="false"/>
      <style:text-properties officeooo:rsid="00168538" officeooo:paragraph-rsid="00168538"/>
    </style:style>
    <style:style style:name="P20" style:family="paragraph" style:parent-style-name="Standard">
      <style:paragraph-properties fo:text-align="start" style:justify-single-word="false"/>
      <style:text-properties fo:font-weight="bold" officeooo:rsid="00168538" officeooo:paragraph-rsid="00168538" style:font-weight-asian="bold" style:font-weight-complex="bold"/>
    </style:style>
    <style:style style:name="P21" style:family="paragraph" style:parent-style-name="Standard">
      <style:paragraph-properties fo:text-align="center" style:justify-single-word="false"/>
      <style:text-properties fo:font-weight="bold" officeooo:rsid="001730ab" officeooo:paragraph-rsid="001730ab" style:font-weight-asian="bold" style:font-weight-complex="bold"/>
    </style:style>
    <style:style style:name="P22" style:family="paragraph" style:parent-style-name="Standard">
      <style:paragraph-properties fo:text-align="center" style:justify-single-word="false"/>
      <style:text-properties fo:font-weight="bold" officeooo:rsid="0019d489" officeooo:paragraph-rsid="0019d489" style:font-weight-asian="bold" style:font-weight-complex="bold"/>
    </style:style>
    <style:style style:name="T1" style:family="text">
      <style:text-properties fo:font-weight="bold" style:font-weight-asian="bold" style:font-weight-complex="bold"/>
    </style:style>
    <style:style style:name="T2" style:family="text">
      <style:text-properties officeooo:rsid="001730ab"/>
    </style:style>
    <style:style style:name="T3" style:family="text">
      <style:text-properties officeooo:rsid="0019287f"/>
    </style:style>
    <style:style style:name="T4" style:family="text">
      <style:text-properties style:text-position="super 58%" officeooo:rsid="0019287f"/>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9d4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lgoritmo de Huffman</text:p>
      <text:p text:style-name="P21">Análisis por Juárez Cruz Oscar Daniel</text:p>
      <text:p text:style-name="P22">Análisis de Algoritmos 3CV6</text:p>
      <text:p text:style-name="P1"/>
      <text:p text:style-name="P1"/>
      <text:p text:style-name="P3"><text:span text:style-name="T1">Descripción:</text:span><text:tab/><text:tab/>El algoritmo de Huffman tiene como propósito comprimir un archivo para reducir su espacio. Esta compresión la realiza conociendo la frecuencia de los símbolos que aparecen en un archivo. Con base en estas frecuencias se ordenan de menor a mayor y genera un árbol para obtener un diccionario donde asigna un identificador a cada símbolo como en el siguiente ejemplo:</text:p>
      <text:p text:style-name="P3"/>
      <text:p text:style-name="P2"/>
      <text:p text:style-name="P2">Palabra: <text:tab/>ALGORITMO</text:p>
      <text:p text:style-name="P2"/>
      <table:table table:name="Tabla1" table:style-name="Tabla1">
        <table:table-column table:style-name="Tabla1.A"/>
        <table:table-column table:style-name="Tabla1.B"/>
        <table:table-row>
          <table:table-cell table:style-name="Tabla1.A1" office:value-type="string">
            <text:p text:style-name="P9">Símbolo</text:p>
          </table:table-cell>
          <table:table-cell table:style-name="Tabla1.B1" office:value-type="string">
            <text:p text:style-name="P9">Frecuencia</text:p>
          </table:table-cell>
        </table:table-row>
        <table:table-row>
          <table:table-cell table:style-name="Tabla1.A2" office:value-type="string">
            <text:p text:style-name="P9">A</text:p>
          </table:table-cell>
          <table:table-cell table:style-name="Tabla1.B2" office:value-type="string">
            <text:p text:style-name="P9">1</text:p>
          </table:table-cell>
        </table:table-row>
        <table:table-row>
          <table:table-cell table:style-name="Tabla1.A2" office:value-type="string">
            <text:p text:style-name="P9">L</text:p>
          </table:table-cell>
          <table:table-cell table:style-name="Tabla1.B2" office:value-type="string">
            <text:p text:style-name="P9">1</text:p>
          </table:table-cell>
        </table:table-row>
        <table:table-row>
          <table:table-cell table:style-name="Tabla1.A2" office:value-type="string">
            <text:p text:style-name="P9">G</text:p>
          </table:table-cell>
          <table:table-cell table:style-name="Tabla1.B2" office:value-type="string">
            <text:p text:style-name="P9">1</text:p>
          </table:table-cell>
        </table:table-row>
        <table:table-row>
          <table:table-cell table:style-name="Tabla1.A2" office:value-type="string">
            <text:p text:style-name="P9">R</text:p>
          </table:table-cell>
          <table:table-cell table:style-name="Tabla1.B2" office:value-type="string">
            <text:p text:style-name="P9">1</text:p>
          </table:table-cell>
        </table:table-row>
        <table:table-row>
          <table:table-cell table:style-name="Tabla1.A2" office:value-type="string">
            <text:p text:style-name="P9">I</text:p>
          </table:table-cell>
          <table:table-cell table:style-name="Tabla1.B2" office:value-type="string">
            <text:p text:style-name="P9">1</text:p>
          </table:table-cell>
        </table:table-row>
        <table:table-row>
          <table:table-cell table:style-name="Tabla1.A2" office:value-type="string">
            <text:p text:style-name="P9">T</text:p>
          </table:table-cell>
          <table:table-cell table:style-name="Tabla1.B2" office:value-type="string">
            <text:p text:style-name="P9">1</text:p>
          </table:table-cell>
        </table:table-row>
        <table:table-row>
          <table:table-cell table:style-name="Tabla1.A2" office:value-type="string">
            <text:p text:style-name="P9">M</text:p>
          </table:table-cell>
          <table:table-cell table:style-name="Tabla1.B2" office:value-type="string">
            <text:p text:style-name="P9">1</text:p>
          </table:table-cell>
        </table:table-row>
        <table:table-row>
          <table:table-cell table:style-name="Tabla1.A2" office:value-type="string">
            <text:p text:style-name="P9">O</text:p>
          </table:table-cell>
          <table:table-cell table:style-name="Tabla1.B2" office:value-type="string">
            <text:p text:style-name="P9">2</text:p>
          </table:table-cell>
        </table:table-row>
      </table:table>
      <text:p text:style-name="P2"/>
      <text:p text:style-name="P4"/>
      <text:p text:style-name="P4">Memoria estimada: </text:p>
      <text:p text:style-name="P6"/>
      <text:p text:style-name="P6"/>
      <text:p text:style-name="P7">El archivo de n bytes + un nuevo archivo de %n bytes. En el peor de los casos utilizaríamos 2n bytes <text:span text:style-name="T2">pero no más.</text:span></text:p>
      <text:p text:style-name="P6"/>
      <text:p text:style-name="P6"/>
      <text:p text:style-name="P4">Orden computacional:</text:p>
      <text:p text:style-name="P4"/>
      <text:p text:style-name="P8">O(<text:span text:style-name="T7">2</text:span>n<text:span text:style-name="T3">+m</text:span><text:span text:style-name="T4">2</text:span>)</text:p>
      <text:p text:style-name="P8"/>
      <text:p text:style-name="P10">Donde m es igual al número de símbolos diferentes que aparecen en el documento. En nuestro ejemplo de “ALGORITMO” m sería 8. Está al cuadrado debido a que una vez que se hacen las frecuencias se ordenan, en este caos se contempla burbuja para el ordenamiento, en caso de utilizar algún otro la complejidad puede reducirse.</text:p>
      <text:p text:style-name="P8"/>
      <text:p text:style-name="P8"/>
      <text:p text:style-name="P8"/>
      <text:p text:style-name="P8"/>
      <text:p text:style-name="P8"/>
      <text:p text:style-name="P8"/>
      <text:p text:style-name="P8"><text:soft-page-break/></text:p>
      <text:p text:style-name="P16">Algoritmo</text:p>
      <text:p text:style-name="P16"/>
      <text:p text:style-name="P16"/>
      <text:p text:style-name="P12">CLASS Element<text:span text:style-name="T7">{</text:span></text:p>
      <text:p text:style-name="P12"><text:tab/>char element</text:p>
      <text:p text:style-name="P12"><text:tab/>int aparicion</text:p>
      <text:p text:style-name="P15">}</text:p>
      <text:p text:style-name="P10"/>
      <text:p text:style-name="P11">FUNCION <text:span text:style-name="T7">comprobarD</text:span>iccionario(List lista, Element element)<text:span text:style-name="T7">{</text:span></text:p>
      <text:p text:style-name="P11"><text:tab/>IF( element.exists( lista ) )</text:p>
      <text:p text:style-name="P11"><text:tab/><text:tab/>element.aparicion++</text:p>
      <text:p text:style-name="P11"><text:tab/>ELSE</text:p>
      <text:p text:style-name="P11"><text:tab/><text:tab/>lista.add( element )</text:p>
      <text:p text:style-name="P14">}</text:p>
      <text:p text:style-name="P11"/>
      <text:p text:style-name="P14">MAIN{</text:p>
      <text:p text:style-name="P14"><text:tab/>f = FILE( archivo.txt )</text:p>
      <text:p text:style-name="P14"><text:tab/>Lista&lt;Element&gt; list</text:p>
      <text:p text:style-name="P14"><text:tab/>MIENTRAS c = next( f ) HACER</text:p>
      <text:p text:style-name="P14"><text:tab/><text:tab/>comprobarDiccionario( list, c )</text:p>
      <text:p text:style-name="P14"><text:tab/>FIN</text:p>
      <text:p text:style-name="P14"><text:tab/>ORDENAR( list )</text:p>
      <text:p text:style-name="P14"><text:tab/>arbol =<text:tab/> CREARARBOL( list )</text:p>
      <text:p text:style-name="P14"><text:tab/>codigos = OBTENERCODIGOS( arbol )</text:p>
      <text:p text:style-name="P14"><text:tab/>REEMPLAZARXCODIGOS( archivo.txt )</text:p>
      <text:p text:style-name="P14">}</text:p>
      <text:p text:style-name="P14"/>
      <text:p text:style-name="P14">DESCRIPCIÓN de FUNCIONES OMITIDAS:</text:p>
      <text:p text:style-name="P14"/>
      <text:p text:style-name="P14">CREARARBOL := Crear un arbol con los valores de frecuencias en las hojas, inicialmente se propone que Huffman autocomplete si es necesario, posteriormente pude hacerse una mejor sin autocompletar las hojas.</text:p>
      <text:p text:style-name="P14"/>
      <text:p text:style-name="P14">OBTENERCODIGOS := Genera un nuevo diccionario con base en los recorridos del árbol otorgando así un nuevo símbolo (más pequeño en bits) a cada carácter que apareció en el algoritmo y el cual nos servirá para comprimir y descomprimir el archivo.</text:p>
      <text:p text:style-name="P14"/>
      <text:p text:style-name="P14">REEMPLAZARCODIGOS := Esta función deberá leer el archivo original mientras escribe el nuevo con los códigos obtenidos en el diccionario en la función OBTENERCODIG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9:19:34.748489392</meta:creation-date>
    <dc:date>2019-10-16T19:07:32.475189439</dc:date>
    <meta:editing-duration>PT42M23S</meta:editing-duration>
    <meta:editing-cycles>4</meta:editing-cycles>
    <meta:generator>LibreOffice/6.0.7.3$Linux_X86_64 LibreOffice_project/00m0$Build-3</meta:generator>
    <meta:document-statistic meta:table-count="1" meta:image-count="0" meta:object-count="0" meta:page-count="2" meta:paragraph-count="54" meta:word-count="340" meta:character-count="2061" meta:non-whitespace-character-count="1753"/>
  </office:meta>
</office:document-meta>
</file>